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5cm" fo:min-width="3.835cm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785cm" fo:min-width="3.835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785cm" fo:min-width="3.835cm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81cm" fo:min-width="2.01cm"/>
      <style:paragraph-properties style:writing-mode="lr-tb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88cm" fo:min-width="2.01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0.881cm" fo:min-width="2.01cm"/>
      <style:paragraph-properties style:writing-mode="lr-tb"/>
    </style:style>
    <style:style style:name="gr12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3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17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18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19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19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20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881cm" fo:min-width="2.25cm"/>
      <style:paragraph-properties style:writing-mode="lr-tb"/>
    </style:style>
    <style:style style:name="gr27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28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loext:graphic-properties draw:fill-color="#ffbf00"/>
      <style:paragraph-properties fo:text-align="center" style:writing-mode="lr-tb"/>
      <style:text-properties fo:color="#ffffff" loext:opacity="100%" loext:color-lum-mod="100%" loext:color-lum-off="0%"/>
    </style:style>
    <style:style style:name="P4" style:family="paragraph">
      <loext:graphic-properties draw:fill-color="#ff0000"/>
      <style:paragraph-properties fo:text-align="center" style:writing-mode="lr-tb"/>
      <style:text-properties fo:color="#ffffff" loext:opacity="100%" loext:color-lum-mod="100%" loext:color-lum-off="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6pt" style:font-size-asian="16pt" style:font-size-complex="16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color="#ffffff" loext:opacity="100%" fo:font-size="10.5pt" style:font-size-asian="10.5pt" style:font-size-complex="10.5pt"/>
    </style:style>
    <style:style style:name="T5" style:family="text">
      <style:text-properties fo:color="#ffffff" loext:opacity="100%" fo:font-size="11pt" style:font-size-asian="11pt" style:font-size-complex="11pt"/>
    </style:style>
    <style:style style:name="T6" style:family="text">
      <style:text-properties fo:color="#ffffff" loext:opacity="100%" fo:font-size="8pt" style:font-size-asian="8pt" style:font-size-complex="8pt"/>
    </style:style>
    <style:style style:name="T7" style:family="text">
      <style:text-properties fo:color="#ffffff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335cm" svg:height="2.035cm" svg:x="1.05cm" svg:y="8.286cm">
          <text:p text:style-name="P1"><text:span text:style-name="T1">Objet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335cm" svg:height="2.035cm" svg:x="6.71cm" svg:y="8.286cm">
          <text:p text:style-name="P1"><text:span text:style-name="T1">Compon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4.335cm" svg:height="2.035cm" svg:x="11.97cm" svg:y="8.286cm">
          <text:p text:style-name="P1"><text:span text:style-name="T1">Contenedo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385cm" svg:y1="9.303cm" svg:x2="6.71cm" svg:y2="9.303cm" draw:start-shape="id1" draw:start-glue-point="1" draw:end-shape="id2" draw:end-glue-point="3" svg:d="M5385 9303h1325" svg:viewBox="0 0 1326 1">
          <text:p/>
        </draw:connector>
        <draw:custom-shape draw:style-name="gr5" draw:text-style-name="P2" xml:id="id3" draw:id="id3" draw:layer="layout" svg:width="2.51cm" svg:height="1.131cm" svg:x="23.24cm" svg:y="1.5cm">
          <text:p text:style-name="P1"><text:span text:style-name="T2">J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51cm" svg:height="1.131cm" svg:x="23.24cm" svg:y="3.083cm">
          <text:p text:style-name="P1"><text:span text:style-name="T2">Canva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2.51cm" svg:height="1.131cm" svg:x="23.24cm" svg:y="4.667cm">
          <text:p text:style-name="P1"><text:span text:style-name="T3">CheckBox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8.877cm" svg:y1="8.286cm" svg:x2="23.24cm" svg:y2="2.065cm" draw:start-shape="id2" draw:start-glue-point="0" draw:end-shape="id3" draw:end-glue-point="3" svg:d="M8877 8286v-6221h14363" svg:viewBox="0 0 14364 6222">
          <text:p/>
        </draw:connector>
        <draw:connector draw:style-name="gr7" draw:text-style-name="P5" draw:layer="layout" svg:x1="8.877cm" svg:y1="8.286cm" svg:x2="23.24cm" svg:y2="3.648cm" draw:start-shape="id2" draw:start-glue-point="0" draw:end-shape="id4" draw:end-glue-point="3" svg:d="M8877 8286v-4638h14363" svg:viewBox="0 0 14364 4639">
          <text:p/>
        </draw:connector>
        <draw:connector draw:style-name="gr8" draw:text-style-name="P5" draw:layer="layout" svg:x1="8.877cm" svg:y1="8.286cm" svg:x2="23.24cm" svg:y2="5.232cm" draw:start-shape="id2" draw:start-glue-point="0" draw:end-shape="id5" draw:end-glue-point="3" svg:d="M8877 8286v-3054h14363" svg:viewBox="0 0 14364 3055">
          <text:p/>
        </draw:connector>
        <draw:connector draw:style-name="gr9" draw:text-style-name="P5" draw:layer="layout" svg:x1="11.045cm" svg:y1="9.303cm" svg:x2="11.97cm" svg:y2="9.303cm" draw:start-shape="id2" draw:start-glue-point="1" draw:end-shape="id6" draw:end-glue-point="3" svg:d="M11045 9303h925" svg:viewBox="0 0 926 1">
          <text:p/>
        </draw:connector>
        <draw:custom-shape draw:style-name="gr5" draw:text-style-name="P2" xml:id="id7" draw:id="id7" draw:layer="layout" svg:width="2.51cm" svg:height="1.131cm" svg:x="19.674cm" svg:y="6.876cm">
          <text:p text:style-name="P1"><text:span text:style-name="T4">Jcompon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2.51cm" svg:height="1.13cm" svg:x="19.674cm" svg:y="8.46cm">
          <text:p text:style-name="P1"><text:span text:style-name="T5">ScrollPa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9" draw:id="id9" draw:layer="layout" svg:width="2.51cm" svg:height="1.131cm" svg:x="19.674cm" svg:y="9.869cm">
          <text:p text:style-name="P1"><text:span text:style-name="T2">Window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16.305cm" svg:y1="9.303cm" svg:x2="19.674cm" svg:y2="7.441cm" draw:start-shape="id6" draw:start-glue-point="1" draw:end-shape="id7" draw:end-glue-point="3" svg:d="M16305 9303h1684v-1862h1685" svg:viewBox="0 0 3370 1863">
          <text:p/>
        </draw:connector>
        <draw:connector draw:style-name="gr13" draw:text-style-name="P5" draw:layer="layout" svg:x1="16.305cm" svg:y1="9.303cm" svg:x2="19.674cm" svg:y2="9.025cm" draw:start-shape="id6" draw:start-glue-point="1" draw:end-shape="id8" draw:end-glue-point="3" svg:d="M16305 9303h1684v-278h1685" svg:viewBox="0 0 3370 279">
          <text:p/>
        </draw:connector>
        <draw:connector draw:style-name="gr14" draw:text-style-name="P5" draw:layer="layout" svg:x1="16.305cm" svg:y1="9.303cm" svg:x2="19.674cm" svg:y2="10.434cm" draw:start-shape="id6" draw:start-glue-point="1" draw:end-shape="id9" draw:end-glue-point="3" svg:d="M16305 9303h1684v1131h1685" svg:viewBox="0 0 3370 1132">
          <text:p/>
        </draw:connector>
        <draw:custom-shape draw:style-name="gr5" draw:text-style-name="P2" xml:id="id10" draw:id="id10" draw:layer="layout" svg:width="2.51cm" svg:height="1.131cm" svg:x="22.89cm" svg:y="9.219cm">
          <text:p text:style-name="P1"><text:span text:style-name="T2">Dialo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2.51cm" svg:height="1.131cm" svg:x="22.89cm" svg:y="10.85cm">
          <text:p text:style-name="P1"><text:span text:style-name="T2">Fr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2.51cm" svg:height="1.13cm" svg:x="25.89cm" svg:y="9.22cm">
          <text:p text:style-name="P1"><text:span text:style-name="T5">FileDialog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svg:x1="22.184cm" svg:y1="10.434cm" svg:x2="22.89cm" svg:y2="9.784cm" draw:start-shape="id9" draw:start-glue-point="1" draw:end-shape="id10" draw:end-glue-point="3" svg:d="M22184 10434h353v-650h353" svg:viewBox="0 0 707 651">
          <text:p/>
        </draw:connector>
        <draw:connector draw:style-name="gr16" draw:text-style-name="P5" draw:layer="layout" svg:x1="22.184cm" svg:y1="10.434cm" svg:x2="22.89cm" svg:y2="11.415cm" draw:start-shape="id9" draw:start-glue-point="1" draw:end-shape="id11" draw:end-glue-point="3" svg:d="M22184 10434h353v981h353" svg:viewBox="0 0 707 982">
          <text:p/>
        </draw:connector>
        <draw:connector draw:style-name="gr17" draw:text-style-name="P5" draw:layer="layout" svg:x1="25.4cm" svg:y1="9.784cm" svg:x2="25.89cm" svg:y2="9.785cm" draw:start-shape="id10" draw:start-glue-point="1" draw:end-shape="id12" draw:end-glue-point="3" svg:d="M25400 9784h245v1h245" svg:viewBox="0 0 491 2">
          <text:p/>
        </draw:connector>
        <draw:custom-shape draw:style-name="gr5" draw:text-style-name="P2" xml:id="id14" draw:id="id14" draw:layer="layout" svg:width="2.51cm" svg:height="1.131cm" svg:x="23.24cm" svg:y="14.2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2.51cm" svg:height="1.131cm" svg:x="23.25cm" svg:y="12.869cm">
          <text:p text:style-name="P1"><text:span text:style-name="T1">Lab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2.51cm" svg:height="1.131cm" svg:x="23.24cm" svg:y="17.369cm">
          <text:p text:style-name="P1"><text:span text:style-name="T6">TextCompon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2.51cm" svg:height="1.131cm" svg:x="23.24cm" svg:y="15.75cm">
          <text:p text:style-name="P1"><text:span text:style-name="T7">ScrollBar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877cm" svg:y1="10.321cm" svg:x2="23.25cm" svg:y2="13.434cm" draw:start-shape="id2" draw:start-glue-point="2" draw:end-shape="id13" draw:end-glue-point="3" svg:d="M8877 10321v3113h14373" svg:viewBox="0 0 14374 3114">
          <text:p/>
        </draw:connector>
        <draw:connector draw:style-name="gr19" draw:text-style-name="P5" draw:layer="layout" svg:x1="8.877cm" svg:y1="10.321cm" svg:x2="23.24cm" svg:y2="14.815cm" draw:start-shape="id2" draw:start-glue-point="2" draw:end-shape="id14" draw:end-glue-point="3" svg:d="M8877 10321v4494h14363" svg:viewBox="0 0 14364 4495">
          <text:p/>
        </draw:connector>
        <draw:connector draw:style-name="gr20" draw:text-style-name="P5" draw:layer="layout" svg:x1="8.877cm" svg:y1="10.321cm" svg:x2="23.24cm" svg:y2="16.315cm" draw:start-shape="id2" draw:start-glue-point="2" draw:end-shape="id15" draw:end-glue-point="3" svg:d="M8877 10321v5994h14363" svg:viewBox="0 0 14364 5995">
          <text:p/>
        </draw:connector>
        <draw:connector draw:style-name="gr21" draw:text-style-name="P5" draw:layer="layout" svg:x1="8.877cm" svg:y1="10.321cm" svg:x2="23.24cm" svg:y2="17.934cm" draw:start-shape="id2" draw:start-glue-point="2" draw:end-shape="id16" draw:end-glue-point="3" svg:d="M8877 10321v7613h14363" svg:viewBox="0 0 14364 7614">
          <text:p/>
        </draw:connector>
        <draw:custom-shape draw:style-name="gr10" draw:text-style-name="P2" xml:id="id18" draw:id="id18" draw:layer="layout" svg:width="2.51cm" svg:height="1.13cm" svg:x="26.25cm" svg:y="18.37cm">
          <text:p text:style-name="P1"><text:span text:style-name="T5">JTextFiel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7" draw:id="id17" draw:layer="layout" svg:width="2.51cm" svg:height="1.13cm" svg:x="26.19cm" svg:y="16.75cm">
          <text:p text:style-name="P1"><text:span text:style-name="T5">TextArea</text:span>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svg:x1="25.75cm" svg:y1="17.934cm" svg:x2="26.19cm" svg:y2="17.315cm" draw:start-shape="id16" draw:start-glue-point="1" draw:end-shape="id17" draw:end-glue-point="3" svg:d="M25750 17934h220v-619h220" svg:viewBox="0 0 441 620">
          <text:p/>
        </draw:connector>
        <draw:connector draw:style-name="gr23" draw:text-style-name="P5" draw:layer="layout" svg:x1="25.75cm" svg:y1="17.934cm" svg:x2="26.25cm" svg:y2="18.935cm" draw:start-shape="id16" draw:start-glue-point="1" draw:end-shape="id18" draw:end-glue-point="3" svg:d="M25750 17934h250v1001h250" svg:viewBox="0 0 501 1002">
          <text:p/>
        </draw:connector>
        <draw:custom-shape draw:style-name="gr5" draw:text-style-name="P2" xml:id="id19" draw:id="id19" draw:layer="layout" svg:width="2.51cm" svg:height="1.131cm" svg:x="25.99cm" svg:y="2.25cm">
          <text:p text:style-name="P1"><text:span text:style-name="T1">JLabel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8.877cm" svg:y1="8.286cm" svg:x2="25.99cm" svg:y2="2.815cm" draw:start-shape="id2" draw:start-glue-point="0" draw:end-shape="id19" draw:end-glue-point="3" svg:d="M8877 8286v-5471h17113" svg:viewBox="0 0 17114 5472">
          <text:p/>
        </draw:connector>
        <draw:custom-shape draw:style-name="gr5" draw:text-style-name="P2" xml:id="id20" draw:id="id20" draw:layer="layout" svg:width="2.51cm" svg:height="1.131cm" svg:x="19.74cm" svg:y="5.5cm">
          <text:p text:style-name="P1"><text:span text:style-name="T1">Panel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svg:x1="16.305cm" svg:y1="9.303cm" svg:x2="19.74cm" svg:y2="6.065cm" draw:start-shape="id6" draw:start-glue-point="1" draw:end-shape="id20" svg:d="M16305 9303h1717v-3238h1718" svg:viewBox="0 0 3436 3239">
          <text:p/>
        </draw:connector>
        <draw:custom-shape draw:style-name="gr26" draw:text-style-name="P2" xml:id="id21" draw:id="id21" draw:layer="layout" svg:width="2.75cm" svg:height="1.131cm" svg:x="22.75cm" svg:y="6.869cm">
          <text:p text:style-name="P1"><text:span text:style-name="T4">JTabbedPane</text:span>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22.184cm" svg:y1="7.441cm" svg:x2="22.75cm" svg:y2="7.434cm" draw:start-shape="id7" draw:start-glue-point="1" draw:end-shape="id21" draw:end-glue-point="3" svg:d="M22184 7441h283v-7h283" svg:viewBox="0 0 567 8">
          <text:p/>
        </draw:connector>
        <draw:custom-shape draw:style-name="gr5" draw:text-style-name="P2" xml:id="id22" draw:id="id22" draw:layer="layout" svg:width="2.51cm" svg:height="1.131cm" svg:x="25.99cm" svg:y="10.869cm">
          <text:p text:style-name="P1"><text:span text:style-name="T2">JFrame</text:span>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25.4cm" svg:y1="11.415cm" svg:x2="25.99cm" svg:y2="11.434cm" draw:start-shape="id11" draw:start-glue-point="1" draw:end-shape="id22" draw:end-glue-point="3" svg:d="M25400 11415h295v19h295" svg:viewBox="0 0 591 2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6:00:03.968017062</meta:creation-date>
    <dc:date>2023-05-18T16:57:07.960157200</dc:date>
    <meta:editing-duration>PT27M30S</meta:editing-duration>
    <meta:editing-cycles>4</meta:editing-cycles>
    <meta:generator>LibreOffice/7.4.6.2$Linux_X86_64 LibreOffice_project/5b1f5509c2decdade7fda905e3e1429a67acd63d</meta:generator>
    <meta:document-statistic meta:object-count="43"/>
  </office:meta>
</office:document-meta>
</file>